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cfd4" officeooo:paragraph-rsid="0004cfd4"/>
    </style:style>
    <style:style style:name="P2" style:family="paragraph" style:parent-style-name="Standard">
      <style:text-properties officeooo:rsid="0005f2ec" officeooo:paragraph-rsid="0005f2ec"/>
    </style:style>
    <style:style style:name="P3" style:family="paragraph" style:parent-style-name="Standard">
      <style:text-properties officeooo:rsid="00079d6d" officeooo:paragraph-rsid="00079d6d"/>
    </style:style>
    <style:style style:name="P4" style:family="paragraph" style:parent-style-name="Standard">
      <style:text-properties officeooo:paragraph-rsid="0005f2ec"/>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paragraph-rsid="00083a53"/>
    </style:style>
    <style:style style:name="P7" style:family="paragraph" style:parent-style-name="Text_20_body">
      <style:text-properties officeooo:rsid="000a0190" officeooo:paragraph-rsid="000a0190"/>
    </style:style>
    <style:style style:name="P8" style:family="paragraph" style:parent-style-name="Text_20_body">
      <style:text-properties officeooo:paragraph-rsid="000a0190"/>
    </style:style>
    <style:style style:name="P9" style:family="paragraph" style:parent-style-name="Text_20_body">
      <style:text-properties officeooo:paragraph-rsid="000b99e2"/>
    </style:style>
    <style:style style:name="P10" style:family="paragraph" style:parent-style-name="Text_20_body">
      <style:text-properties officeooo:paragraph-rsid="000eec90"/>
    </style:style>
    <style:style style:name="P11" style:family="paragraph" style:parent-style-name="Text_20_body">
      <style:text-properties officeooo:paragraph-rsid="000f4071"/>
    </style:style>
    <style:style style:name="P12" style:family="paragraph" style:parent-style-name="Text_20_body">
      <style:text-properties officeooo:paragraph-rsid="001102db"/>
    </style:style>
    <style:style style:name="P13" style:family="paragraph" style:parent-style-name="Text_20_body">
      <style:text-properties officeooo:rsid="0011f8bd" officeooo:paragraph-rsid="0011f8bd"/>
    </style:style>
    <style:style style:name="P14" style:family="paragraph" style:parent-style-name="Text_20_body">
      <style:text-properties officeooo:paragraph-rsid="0014b557"/>
    </style:style>
    <style:style style:name="P15" style:family="paragraph" style:parent-style-name="Text_20_body">
      <style:text-properties officeooo:paragraph-rsid="0011f8bd"/>
    </style:style>
    <style:style style:name="P16" style:family="paragraph" style:parent-style-name="Text_20_body">
      <style:text-properties officeooo:paragraph-rsid="0017ef6d"/>
    </style:style>
    <style:style style:name="P17" style:family="paragraph" style:parent-style-name="Text_20_body">
      <style:text-properties officeooo:paragraph-rsid="0018575b"/>
    </style:style>
    <style:style style:name="P18" style:family="paragraph" style:parent-style-name="Text_20_body">
      <style:text-properties officeooo:paragraph-rsid="001a1af2"/>
    </style:style>
    <style:style style:name="P19" style:family="paragraph" style:parent-style-name="Text_20_body">
      <style:text-properties officeooo:rsid="0038f9bb" officeooo:paragraph-rsid="0038f9bb"/>
    </style:style>
    <style:style style:name="P20" style:family="paragraph" style:parent-style-name="Text_20_body">
      <style:text-properties officeooo:rsid="000eec90" officeooo:paragraph-rsid="000eec90"/>
    </style:style>
    <style:style style:name="P21" style:family="paragraph" style:parent-style-name="Text_20_body">
      <style:text-properties officeooo:rsid="000b99e2" officeooo:paragraph-rsid="000f4071"/>
    </style:style>
    <style:style style:name="P22" style:family="paragraph" style:parent-style-name="Text_20_body">
      <style:text-properties officeooo:rsid="003f982d" officeooo:paragraph-rsid="0042ab1e"/>
    </style:style>
    <style:style style:name="P23" style:family="paragraph" style:parent-style-name="Text_20_body">
      <style:text-properties officeooo:paragraph-rsid="003ff1aa"/>
    </style:style>
    <style:style style:name="P24" style:family="paragraph" style:parent-style-name="Text_20_body">
      <style:text-properties officeooo:rsid="00409868" officeooo:paragraph-rsid="0042ab1e"/>
    </style:style>
    <style:style style:name="P25" style:family="paragraph" style:parent-style-name="Text_20_body">
      <style:text-properties officeooo:paragraph-rsid="0042ab1e"/>
    </style:style>
    <style:style style:name="P26" style:family="paragraph" style:parent-style-name="Text_20_body">
      <style:paragraph-properties fo:break-before="page"/>
      <style:text-properties officeooo:paragraph-rsid="003f982d"/>
    </style:style>
    <style:style style:name="P27" style:family="paragraph" style:parent-style-name="Text_20_body">
      <style:text-properties officeooo:rsid="003f982d" officeooo:paragraph-rsid="00458f85"/>
    </style:style>
    <style:style style:name="P28" style:family="paragraph" style:parent-style-name="Text_20_body">
      <style:text-properties officeooo:paragraph-rsid="0046086b"/>
    </style:style>
    <style:style style:name="P29" style:family="paragraph" style:parent-style-name="Text_20_body">
      <style:text-properties officeooo:rsid="0047cbe4" officeooo:paragraph-rsid="0047cbe4"/>
    </style:style>
    <style:style style:name="P30" style:family="paragraph" style:parent-style-name="Text_20_body">
      <style:text-properties officeooo:paragraph-rsid="00495e55"/>
    </style:style>
    <style:style style:name="P31" style:family="paragraph" style:parent-style-name="Text_20_body">
      <style:text-properties officeooo:paragraph-rsid="0042ab1e"/>
    </style:style>
    <style:style style:name="P32" style:family="paragraph" style:parent-style-name="Text_20_body">
      <style:text-properties officeooo:rsid="0049cff7" officeooo:paragraph-rsid="0049cff7"/>
    </style:style>
    <style:style style:name="P33" style:family="paragraph" style:parent-style-name="Text_20_body">
      <style:text-properties officeooo:paragraph-rsid="0049cff7"/>
    </style:style>
    <style:style style:name="T1" style:family="text">
      <style:text-properties officeooo:rsid="0005f2ec"/>
    </style:style>
    <style:style style:name="T2" style:family="text">
      <style:text-properties officeooo:rsid="00060bc6"/>
    </style:style>
    <style:style style:name="T3" style:family="text">
      <style:text-properties officeooo:rsid="00079d6d"/>
    </style:style>
    <style:style style:name="T4" style:family="text">
      <style:text-properties officeooo:rsid="000809ca"/>
    </style:style>
    <style:style style:name="T5" style:family="text">
      <style:text-properties officeooo:rsid="00083a53"/>
    </style:style>
    <style:style style:name="T6" style:family="text">
      <style:text-properties officeooo:rsid="00093cb8"/>
    </style:style>
    <style:style style:name="T7" style:family="text">
      <style:text-properties officeooo:rsid="000a0190"/>
    </style:style>
    <style:style style:name="T8" style:family="text">
      <style:text-properties officeooo:rsid="000b99e2"/>
    </style:style>
    <style:style style:name="T9" style:family="text">
      <style:text-properties officeooo:rsid="000eec90"/>
    </style:style>
    <style:style style:name="T10" style:family="text">
      <style:text-properties officeooo:rsid="000f4071"/>
    </style:style>
    <style:style style:name="T11" style:family="text">
      <style:text-properties officeooo:rsid="001102db"/>
    </style:style>
    <style:style style:name="T12" style:family="text">
      <style:text-properties officeooo:rsid="0011f8bd"/>
    </style:style>
    <style:style style:name="T13" style:family="text">
      <style:text-properties officeooo:rsid="00131fa9"/>
    </style:style>
    <style:style style:name="T14" style:family="text">
      <style:text-properties officeooo:rsid="0014b557"/>
    </style:style>
    <style:style style:name="T15" style:family="text">
      <style:text-properties officeooo:rsid="001613e9"/>
    </style:style>
    <style:style style:name="T16" style:family="text">
      <style:text-properties officeooo:rsid="0017ef6d"/>
    </style:style>
    <style:style style:name="T17" style:family="text">
      <style:text-properties officeooo:rsid="0018575b"/>
    </style:style>
    <style:style style:name="T18" style:family="text">
      <style:text-properties officeooo:rsid="0019a30b"/>
    </style:style>
    <style:style style:name="T19" style:family="text">
      <style:text-properties officeooo:rsid="001a1af2"/>
    </style:style>
    <style:style style:name="T20" style:family="text">
      <style:text-properties officeooo:rsid="003f982d"/>
    </style:style>
    <style:style style:name="T21" style:family="text">
      <style:text-properties officeooo:rsid="003ff1aa"/>
    </style:style>
    <style:style style:name="T22" style:family="text">
      <style:text-properties officeooo:rsid="00405f34"/>
    </style:style>
    <style:style style:name="T23" style:family="text">
      <style:text-properties officeooo:rsid="00409868"/>
    </style:style>
    <style:style style:name="T24" style:family="text">
      <style:text-properties officeooo:rsid="0042ab1e"/>
    </style:style>
    <style:style style:name="T25" style:family="text">
      <style:text-properties officeooo:rsid="0043b285"/>
    </style:style>
    <style:style style:name="T26" style:family="text">
      <style:text-properties officeooo:rsid="00458f85"/>
    </style:style>
    <style:style style:name="T27" style:family="text">
      <style:text-properties officeooo:rsid="0046086b"/>
    </style:style>
    <style:style style:name="T28" style:family="text">
      <style:text-properties officeooo:rsid="0047cbe4"/>
    </style:style>
    <style:style style:name="T29" style:family="text">
      <style:text-properties officeooo:rsid="00495e55"/>
    </style:style>
    <style:style style:name="T30" style:family="text">
      <style:text-properties officeooo:rsid="0049cff7"/>
    </style:style>
    <style:style style:name="T31" style:family="text">
      <style:text-properties officeooo:rsid="0049d34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text:a xlink:type="simple" xlink:href="#__RefHeading___Toc4755_529060557" text:style-name="Index_20_Link" text:visited-style-name="Index_20_Link">0<text:tab/>1</text:a></text:p>
          <text:p text:style-name="P5"><text:a xlink:type="simple" xlink:href="#__RefHeading___Toc4757_529060557" text:style-name="Index_20_Link" text:visited-style-name="Index_20_Link">1<text:tab/>1</text:a></text:p>
          <text:p text:style-name="P5"><text:a xlink:type="simple" xlink:href="#__RefHeading___Toc4759_529060557" text:style-name="Index_20_Link" text:visited-style-name="Index_20_Link">2<text:tab/>1</text:a></text:p>
          <text:p text:style-name="P5"><text:a xlink:type="simple" xlink:href="#__RefHeading___Toc4761_529060557" text:style-name="Index_20_Link" text:visited-style-name="Index_20_Link">3.1<text:tab/>2</text:a></text:p>
        </text:index-body>
      </text:table-of-content>
      <text:h text:style-name="Heading_20_1" text:outline-level="1"/>
      <text:h text:style-name="Heading_20_1" text:outline-level="1"/>
      <text:h text:style-name="Heading_20_1" text:outline-level="1"/>
      <text:h text:style-name="Heading_20_1" text:outline-level="1"><text:bookmark-start text:name="__RefHeading___Toc4755_529060557"/>0<text:bookmark-end text:name="__RefHeading___Toc4755_529060557"/></text:h>
      <text:p text:style-name="P2"/>
      <text:h text:style-name="Heading_20_1" text:outline-level="1"><text:bookmark-start text:name="__RefHeading___Toc4757_529060557"/>1<text:bookmark-end text:name="__RefHeading___Toc4757_529060557"/></text:h>
      <text:p text:style-name="P3">Das stimmt</text:p>
      <text:p text:style-name="P4"><text:span text:style-name="T3">great barrier reef</text:span><text:span text:style-name="T1"> viele tausend km entfernt</text:span></text:p>
      <text:p text:style-name="P2"><text:span text:style-name="T3">aber </text:span>unsere situation nicht besser</text:p>
      <text:p text:style-name="P2"><text:span text:style-name="T3">es sprechen bloß immer alle vom</text:span> great barrier reef</text:p>
      <text:p text:style-name="P2">mesoamerican reef <text:span text:style-name="T4">(zu dem wir dazuzählen)</text:span> ist das zweitgrößte</text:p>
      <text:p text:style-name="P2"><text:span text:style-name="T4">zusätzlich: </text:span>seit 2018 sctld - stony coral <text:span text:style-name="T3">tissue </text:span>loss disease,</text:p>
      <text:p text:style-name="P2">- gewebe stirbt</text:p>
      <text:p text:style-name="P2">- Riffe die es befällt verlieren viele ihrer riffbildenden korallen</text:p>
      <text:p text:style-name="P2">- durch den fortschreitenden Klimawandel hatten wir in den letzten Jahren immer wieder Bleichen</text:p>
      <text:p text:style-name="P2">- unser kleines Saumriff ist bisher noch ganz gut verschont geblieben aber letztlich ist das nur eine Frage der Zeit...</text:p>
      <text:p text:style-name="P1"/>
      <text:h text:style-name="Heading_20_1" text:outline-level="1"><text:bookmark-start text:name="__RefHeading___Toc4759_529060557"/>2<text:bookmark-end text:name="__RefHeading___Toc4759_529060557"/></text:h>
      <text:p text:style-name="P1">- In der Haut vieler Korallenpolypen leben einzellige Algen, die nennt man Zooxanthellen</text:p>
      <text:p text:style-name="P1">- sie betreiben, wie andere Pflanzen auch, Photosynthese</text:p>
      <text:p text:style-name="P1">- nutzen Sonnenlicht um sich zu ernähren, </text:p>
      <text:p text:style-name="P1">- geben davon etwas an die Koralle ab in deren Schutz sie sich befinden.</text:p>
      <text:p text:style-name="P1">- Korallen haben so genug Energie um sich zu wehren gegen Krankheiten, Fressfeinde oder Pflanzen wie Makroalgen die ihnen hartumkämpften Platz im Riff streitig machen</text:p>
      <text:p text:style-name="P1"/>
      <text:p text:style-name="P1">Korallen sind aber anfällig gegen Hitze und wenige Grad reichen aus, um sie so unter Stress zu setzen, dass sie ihre Symbiose mit den Zooxanthellen aufgeben und sie rauswerfen.</text:p>
      <text:p text:style-name="P1"/>
      <text:p text:style-name="P1">Ohne die farbigen Zooxanthellen scheint durch das durchsichtige Gewebe der Polypen das Kalkskelett durch, weswegen man von Korallenbleiche spricht</text:p>
      <text:p text:style-name="P1"/>
      <text:p text:style-name="P1">die korallen sind dann noch nicht tot aber wachsen nicht mehr und sind dann sehr anfällig für Krankheiten, Fressfeide und Konkurrenz und sterben oft bevor sich die Lage normalisiert.</text:p>
      <text:p text:style-name="P1"><text:soft-page-break/>Sie können sich erholen und ihre zooxanthellen wieder auffrischen wenn die Temperatur und damit ihr Stresslevel früh und langfristig genug wieder sinkt.</text:p>
      <text:p text:style-name="P1"/>
      <text:p text:style-name="P1">Durch den Klimawandel kommt es immer häufiger und länger zu diesen Temperaturanstiegen und die Korallen schaffen es oft nicht mehr sich zu erholen.</text:p>
      <text:p text:style-name="P1"/>
      <text:p text:style-name="P1">---</text:p>
      <text:p text:style-name="P1"/>
      <text:p text:style-name="P1">Ein weiteres Problem ist, dass sich das CO2 was wir ausstoßen teilweise im Meer löst und zu Kohlensäure wird - der Ozean wird also sauerer.</text:p>
      <text:p text:style-name="P1"/>
      <text:p text:style-name="P1">Die Säure ist nicht gut für das Kalk der Korallen, stört den Aufbau von neuem Kalk und macht den bestehenden Kalk der Riffe instabil.</text:p>
      <text:p text:style-name="P1"/>
      <text:p text:style-name="P1">bedrohung zweierlei</text:p>
      <text:p text:style-name="P1"/>
      <text:h text:style-name="Heading_20_1" text:outline-level="1"><text:bookmark-start text:name="__RefHeading___Toc4761_529060557"/>3.<text:span text:style-name="T2">1</text:span><text:bookmark-end text:name="__RefHeading___Toc4761_529060557"/></text:h>
      <text:p text:style-name="Text_20_body">Meinung Bootsfah<text:span text:style-name="T5">r</text:span>er*in/ Küchenchef*in:</text:p>
      <text:p text:style-name="Text_20_body">- Haben schon immer Fisch gegessen</text:p>
      <text:p text:style-name="Text_20_body">- Können doch eh unser Riff nicht schützen, wenn der Rest der Welt weiter macht wie bisher</text:p>
      <text:p text:style-name="Text_20_body">- Es sollten alle Freiheit haben für sich selbst zu entscheiden</text:p>
      <text:p text:style-name="Text_20_body"/>
      <text:p text:style-name="Text_20_body">Meinung Tauchlehrerin:</text:p>
      <text:p text:style-name="Text_20_body">- Wir werden damit unser Riff nicht vor der Bleiche schützen können aber, guter Anlass darüber zu reden (Tauchresort als Kommunikationsplattform mit großer Reichweite um aufzuklären)</text:p>
      <text:p text:style-name="Text_20_body">- vllt neue Kunden aus dem Öko-Toursimus/veganen Sektor?</text:p>
      <text:p text:style-name="Text_20_body"/>
      <text:p text:style-name="Text_20_body">Meinung Alma:</text:p>
      <text:p text:style-name="Text_20_body">- glaubt ebenfalls die Auswirkungen sind zu klein</text:p>
      <text:p text:style-name="Text_20_body">- Küche des Tauchresort ist bekannt für gute Fisch- und Fleischspeisen</text:p>
      <text:p text:style-name="Text_20_body">- Risiko -&gt; Angst um die Stammkunden</text:p>
      <text:p text:style-name="Text_20_body"/>
      <text:p text:style-name="Text_20_body">Meinung x:</text:p>
      <text:p text:style-name="Text_20_body">- Stimmt zwar, dass Fleischindustrie mit x Prozent einer der größten CO2-Produzenten ist. Wir können aber nicht Essen umstellen und dann behaupten wir täten hier was gegen den Klimawandel. Durch eine Umstellung sparen wir etwa xg CO2 pro Gast, die kommen aber fast alle mit langstreckenflug und produzieren dabei x kg CO2.</text:p>
      <text:p text:style-name="Text_20_body"/>
      <text:p text:style-name="Text_20_body"><text:soft-page-break/>Meinung y:</text:p>
      <text:p text:style-name="Text_20_body">- Mag sein aber wir können schlecht einfach den Gästen sagen, dass sie nicht fliegen sollen - das würde Ende des Resorts sein. Wenn Umstellung können wir darüber kommunizieren und langfrstig Auswirkungen durch Paradigmenwechsel erwirken. Eine Lobby für Korallenriffe kreieren</text:p>
      <text:p text:style-name="Text_20_body"/>
      <text:p text:style-name="Text_20_body">Meinung z:</text:p>
      <text:p text:style-name="Text_20_body">- wenn wir auch auf Bio/Öko (nachhaltig angebaut und gefangen) umstellen haben wir keinen Finanziellen Spielraum mehr für die Saison</text:p>
      <text:p text:style-name="Text_20_body"/>
      <text:p text:style-name="Text_20_body">Riffische oder Freiwasser</text:p>
      <text:p text:style-name="Text_20_body">Überfischung Grazer Overgrowth</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2</text:h>
      <text:h text:style-name="Heading_20_2" text:outline-level="2"><text:span text:style-name="T6">Vorschlag</text:span> <text:span text:style-name="T5">Kena</text:span></text:h>
      <text:p text:style-name="P9"><text:span text:style-name="T8">Haben </text:span><text:span text:style-name="T9">ein Küchenteam</text:span><text:span text:style-name="T8"> </text:span><text:span text:style-name="T9">das die</text:span><text:span text:style-name="T8"> Beschäftigten und die Touristen versorgt</text:span></text:p>
      <text:p text:style-name="P20">wenn wir was an unserem CO2Ausstoß machen wollen:</text:p>
      <text:p text:style-name="P10"><text:span text:style-name="T6">Vorschlag </text:span><text:span text:style-name="T14">das Angebot der</text:span><text:span text:style-name="T6"> Küche des Resorts </text:span><text:span text:style-name="T7">auf zweierlei Weise </text:span><text:span text:style-name="T6">umzustellen: </text:span></text:p>
      <text:p text:style-name="P8"><text:span text:style-name="T7">1.</text:span><text:span text:style-name="T6"> ganz auf tierische Produkte zu verzichten; </text:span><text:span text:style-name="T9">Industrie zur Herstellung tierischer Produkte ist ein sehr großer Produzent von CO2, vegane Ernährung </text:span><text:span text:style-name="T14">nur einen Bruchteil so CO2-intensiv</text:span></text:p>
      <text:p text:style-name="P7">2. nur lokale Produkte verwenden; die langen Transprortwege mit Flugzeug und Schiff sind CO2-intensiv</text:p>
      <text:p text:style-name="P6"/>
      <text:h text:style-name="Heading_20_2" text:outline-level="2">Küchenchef Hank:</text:h>
      <text:p text:style-name="P14"><text:span text:style-name="T8">- Stimmt zwar, dass </text:span><text:span text:style-name="T15">Lebensmitteli</text:span><text:span text:style-name="T8">ndustrie </text:span><text:span text:style-name="T15">zur Herstellung tierischer Produkte</text:span><text:span text:style-name="T8"> ein </text:span><text:span text:style-name="T14">wirklich </text:span><text:span text:style-name="T8">großer </text:span><text:span text:style-name="T14">CO2</text:span><text:span text:style-name="T8">Produzent, die meisten </text:span><text:span text:style-name="T14">Gäste</text:span><text:span text:style-name="T8"> kommen per Langstreckenflug.</text:span></text:p>
      <text:p text:style-name="P14"><text:span text:style-name="T10">Ich sehe ein dass wir den Gästen schlecht sagen können</text:span><text:span text:style-name="T8">, dass sie nicht fliegen sollen - das </text:span><text:span text:style-name="T10">wäre</text:span><text:span text:style-name="T8"> Ende des Resorts.</text:span></text:p>
      <text:p text:style-name="P21">Wir können wohl kaum behaupten hier etwas gegen den Klimawandel zu machen, wenn wir die Ernährung umstellen.</text:p>
      <text:p text:style-name="P9"/>
      <text:p text:style-name="P9">- <text:span text:style-name="T8">w</text:span><text:span text:style-name="T10">ü</text:span><text:span text:style-name="T8">rde </text:span><text:span text:style-name="T10">ich</text:span><text:span text:style-name="T8"> Reportoir komplett umstellen müssen!</text:span></text:p>
      <text:p text:style-name="P6">- Es sollten alle Freiheit haben für sich selbst zu entscheiden</text:p>
      <text:p text:style-name="P6">- <text:span text:style-name="T14">nicht bloß Kunden sondern auch </text:span><text:span text:style-name="T15">A</text:span><text:span text:style-name="T14">ngesellten</text:span></text:p>
      <text:p text:style-name="P6">- <text:span text:style-name="T10">Viele </text:span><text:span text:style-name="T14">aus dem team</text:span><text:span text:style-name="T10"> arbeiten hier schon seit vieln Jahren, manche seit Jahrzehnten</text:span></text:p>
      <text:p text:style-name="P8">- Haben schon immer Fisch <text:span text:style-name="T16">und Fleich</text:span> gegesse<text:span text:style-name="T10">n, </text:span><text:span text:style-name="T16">das gehört hier zur lokalen Kultur</text:span></text:p>
      <text:p text:style-name="P11">- <text:span text:style-name="T10">finde es schwierig das </text:span><text:span text:style-name="T14">uns aufzulasten</text:span> <text:span text:style-name="T10">vor allem wenn wir </text:span><text:span text:style-name="T14">einen so kleinen unterschied global machen und</text:span> wenn der Rest der Welt weiter macht wie bisher</text:p>
      <text:p text:style-name="P16"><text:span text:style-name="T8">- </text:span><text:span text:style-name="T16">2. Vorschlag: herrje das wäre</text:span><text:span text:style-name="T10"> auch </text:span><text:span text:style-name="T16">ein Menge aufwand </text:span><text:span text:style-name="T10">Arbeit </text:span><text:span text:style-name="T16">nach neuen Versorgern</text:span><text:span text:style-name="T10"> zu schauen und dann bestimmt unser Angebot umstellen zu müssen </text:span><text:span text:style-name="T16">aber fände ich die </text:span><text:span text:style-name="T10">die bessere Idee,</text:span></text:p>
      <text:p text:style-name="P6"/>
      <text:h text:style-name="Heading_20_2" text:outline-level="2">Meinung Alma:</text:h>
      <text:p text:style-name="P12">- <text:span text:style-name="T10">Du magst recht haben, dass bloß unser</text:span><text:span text:style-name="T11">e</text:span><text:span text:style-name="T10"> eigene Reduktion </text:span><text:span text:style-name="T11">von </text:span><text:span text:style-name="T10">CO2</text:span><text:span text:style-name="T11">Emissionen, </text:span><text:span text:style-name="T14">global kaum Auswirkungen hat</text:span></text:p>
      <text:p text:style-name="P17"><text:s/>guter Anlass <text:span text:style-name="T17">über Auswirkungen auf Korallenriffe</text:span> zu reden </text:p>
      <text:p text:style-name="P17"><text:soft-page-break/>(Tauchresort als Kommunikationsplattform mit großer Reichweite um aufzuklären) <text:span text:style-name="T17">als Vorbildfunktion, wer wenn nicht wir?</text:span></text:p>
      <text:p text:style-name="P17">- <text:span text:style-name="T18">Gedanken wenn wir umstellen</text:span></text:p>
      <text:p text:style-name="P6">- <text:span text:style-name="T18">zulasten <text:s/>von Leuten wie </text:span><text:span text:style-name="T10">Fischhändler mit dem wir seit vielen Jahren zusammenarbeiten</text:span></text:p>
      <text:p text:style-name="P6">- <text:span text:style-name="T18">wir sind ein wichtiger Kunde und er verlässt sich auf uns</text:span></text:p>
      <text:p text:style-name="P6">- Küche des Tauchresort ist bekannt für gute Fisch- und Fleischspeisen</text:p>
      <text:p text:style-name="P6">- Risiko -&gt; Angst um die Stammkunden</text:p>
      <text:p text:style-name="P9">- vllt neue Kunden aus dem Öko-Toursimus Sektor <text:span text:style-name="T18">ansprechen</text:span>? <text:span text:style-name="T12">Gerade wenn wir vllt noch weitere Maßnahmen ergreifen und uns ein grüneres Image erschaffen</text:span></text:p>
      <text:p text:style-name="P9"/>
      <text:p text:style-name="P6">- <text:span text:style-name="T12">wegen lokal, zwar Roatan als Insel groß aber lokale Produkte dennoch teurer als die per Schiff und Flugzeug angelieferten Alternativen</text:span></text:p>
      <text:p text:style-name="P18"><text:span text:style-name="T12">- </text:span><text:span text:style-name="T19">beide ideen für sind </text:span><text:span text:style-name="T12">aufwendig und teuer, </text:span><text:span text:style-name="T19">und so kurz vor der Saison nicht ganz leicht umzusetzen und wir können unsere Preise auch nicht so stark anheben um das auszugleichen</text:span></text:p>
      <text:p text:style-name="P15"><text:span text:style-name="T12">- </text:span><text:span text:style-name="T16">für eine der optionen ist spielraum. Zwei gehen wir ein Wagnis ein, finanzell und personell</text:span></text:p>
      <text:p text:style-name="P13">- <text:span text:style-name="T13">generell gehe ich damit wofür wir uns als Team entscheiden</text:span></text:p>
      <text:p text:style-name="P13">- <text:span text:style-name="T16">was meinen denn die Anderen?</text:span></text:p>
      <text:p text:style-name="P6"/>
      <text:p text:style-name="P6">- Mag sein aber wir können schlecht einfach den Gästen sagen, dass sie nicht fliegen sollen - das würde Ende des Resorts sein. Wenn Umstellung können wir darüber kommunizieren und langfrstig Auswirkungen durch Paradigmenwechsel erwirken. Eine Lobby für Korallenriffe kreieren</text:p>
      <text:p text:style-name="P6">- wenn wir auch auf Bio/Öko (nachhaltig angebaut und gefangen) umstellen haben wir keinen Finanziellen Spielraum mehr für die Saison</text:p>
      <text:p text:style-name="P6"/>
      <text:h text:style-name="Heading_20_2" text:outline-level="2">Notizen</text:h>
      <text:p text:style-name="P19">Vegan bessere Werbung</text:p>
      <text:p text:style-name="P19"/>
      <text:h text:style-name="Heading_20_1" text:outline-level="1">3.3</text:h>
      <text:p text:style-name="Text_20_body">ChefIn schickt kurz vor Beginn der Saison Mails über Umstellung der Küche an die gebuchten Kunden raus mit Begründung: für die Umwelt/ für das Riff</text:p>
      <text:p text:style-name="Text_20_body"/>
      <text:p text:style-name="Text_20_body">2 MitarbeiterInnen verlassen im Streit die Tauchschule</text:p>
      <text:p text:style-name="Text_20_body"><text:soft-page-break/></text:p>
      <text:p text:style-name="Text_20_body">Koch schmeißt hin/ist mega genervt (schmeißt später bei Feuerfisch-Entscheidung hin)</text:p>
      <text:p text:style-name="Text_20_body"/>
      <text:p text:style-name="Text_20_body">Chefin muss neue MitarbeiterInnen suchen</text:p>
      <text:p text:style-name="Text_20_body"/>
      <text:p text:style-name="Text_20_body">Chefin ist gestresst und überlegt doch wieder umzustellen</text:p>
      <text:p text:style-name="Text_20_body"/>
      <text:p text:style-name="Text_20_body">Mails von Stammkunden bekommen, einige enttäuscht aber meisten kommen trotzdem und ein paar begrüßen die Änderung</text:p>
      <text:p text:style-name="Text_20_body">Dann Dankesmail von Vater der mit seiner Familie extra deswegen kommt</text:p>
      <text:p text:style-name="Text_20_body"/>
      <text:p text:style-name="Text_20_body">ChefIn happy</text:p>
      <text:p text:style-name="Text_20_body"/>
      <text:p text:style-name="Text_20_body">Neue Kommunikationsgrundlage ins Programm der Tauchschule aufgenommen um mit Kunden über die Bedrohung der Riffe zu sprechen/ zu informieren: lokal gehandelt - global Einfluss genommen</text:p>
      <text:p text:style-name="Text_20_body"/>
      <text:p text:style-name="Text_20_body">---</text:p>
      <text:p text:style-name="Text_20_body">Kundenstamm bleibt.</text:p>
      <text:p text:style-name="Text_20_body"/>
      <text:p text:style-name="Text_20_body">Angestellte die ihre Ernährung nicht umstellen wollen sind zufrieden.</text:p>
      <text:p text:style-name="Text_20_body"/>
      <text:p text:style-name="Text_20_body">ChefIn und Angestellte können sich um andere Probleme kümmern.</text:p>
      <text:p text:style-name="Text_20_body"/>
      <text:p text:style-name="Text_20_body">Langfristig immer wieder Kritik und Verwunderung der Kunden, dass Tauchschule nicht zeitgemäß Verantwortung übernimmt.</text:p>
      <text:p text:style-name="Text_20_body"/>
      <text:p text:style-name="Text_20_body">---</text:p>
      <text:p text:style-name="Text_20_body"/>
      <text:p text:style-name="Text_20_body">Abstract von Abelson 2020:</text:p>
      <text:p text:style-name="Text_20_body">Klimawandel und Ansauerung sind globale Probleme die langfristig in den Griff bekommen werden müssen. Bis dahin kann es sein dass das Riff durch Bleichen stirbt. Wie kann dem Riff Zeit erkauft werden? Wie kann lokal gehandelt werden um den Stress der Korallen zu vermindern?</text:p>
      <text:p text:style-name="Text_20_body"><text:soft-page-break/></text:p>
      <text:p text:style-name="Text_20_body">[[Wir haben da dieses veraltete Kärsystem...→Sonnencreme]]</text:p>
      <text:p text:style-name="Text_20_body"/>
      <text:h text:style-name="Heading_20_1" text:outline-level="1">Rotfeuerfisch</text:h>
      <text:p text:style-name="Text_20_body"/>
      <text:p text:style-name="Text_20_body">Ökol:</text:p>
      <text:p text:style-name="Text_20_body">Wieso einen Fisch jagen wenn es doch um Korallen geht?</text:p>
      <text:p text:style-name="Text_20_body">der Fisch bedroht die Gesundheit des Riffs</text:p>
      <text:p text:style-name="Text_20_body">Bejagen löst das Problem nicht dauerhaft/ zu kleiner bzw temporärer Unterschied</text:p>
      <text:p text:style-name="Text_20_body"/>
      <text:p text:style-name="Text_20_body">augenscheinlicher Konflikt mit veganismus Entscheidung</text:p>
      <text:p text:style-name="Text_20_body">augenscheinliche Problematik: Ist Überfischung nicht einer der größten lokalen Bedrohungen für Korallenriffe?</text:p>
      <text:p text:style-name="Text_20_body"/>
      <text:p text:style-name="Text_20_body">Ökon: </text:p>
      <text:p text:style-name="Text_20_body">Kundenattraktion: Fisch ist schön anzusehen</text:p>
      <text:p text:style-name="Text_20_body">alternative Kundenattraktion: Kunden an Jagt beteiligen</text:p>
      <text:p text:style-name="Text_20_body">Harpunen-Equipment günstig</text:p>
      <text:p text:style-name="Text_20_body">Jagen könnte Tierliebhaber unter den Kunden verschrecken</text:p>
      <text:p text:style-name="Text_20_body">Zubereitung und Verzehr im Resort bietet optionale Attraktion</text:p>
      <text:p text:style-name="Text_20_body">Zubereitung auf Grund von giftigen Stacheln aufwendig - mehr Küchenpersonal?</text:p>
      <text:p text:style-name="Text_20_body"/>
      <text:p text:style-name="Text_20_body">Soz: </text:p>
      <text:p text:style-name="Text_20_body">gute Möglichkeit mit Kunden über Nachhaltigkeit zu kommunizieren</text:p>
      <text:p text:style-name="Text_20_body">Tiere töten ist immer verwerflich/möchte das nicht</text:p>
      <text:p text:style-name="Text_20_body">Feuerfisch ist guter Speise-Fisch</text:p>
      <text:p text:style-name="Text_20_body">Feuerfisch trägt schmerzhaftes Gift</text:p>
      <text:p text:style-name="P26"><text:span text:style-name="T20">(if: $name is “</text:span><text:span text:style-name="T25">M</text:span><text:span text:style-name="T20">oco”)[ hast dir einen Spitznamen verdient,]</text:span></text:p>
      <text:p text:style-name="P23"><text:span text:style-name="T20">(if: $vegan is "</text:span><text:span text:style-name="T21">für</text:span><text:span text:style-name="T20">"</text:span><text:span text:style-name="T21">)</text:span><text:span text:style-name="T24">[ </text:span><text:span text:style-name="T25">hast </text:span><text:span text:style-name="T26">die Ernährung des Resort auf vegan umgestellt</text:span><text:span text:style-name="T24">]</text:span></text:p>
      <text:p text:style-name="P27">(if: $vegan is "gegen"<text:span text:style-name="T21">)</text:span><text:span text:style-name="T24">[ </text:span><text:span text:style-name="T25">hast </text:span><text:span text:style-name="T26">die Ernährung des Resort nicht auf vegan umgestellt</text:span><text:span text:style-name="T24">]</text:span></text:p>
      <text:p text:style-name="P22"><text:span text:style-name="T21">(if: </text:span>$lokal is "für")<text:span text:style-name="T24">[ </text:span><text:span text:style-name="T26">und </text:span><text:span text:style-name="T27">nur noch lokale Produkte verwendet</text:span><text:span text:style-name="T24">]</text:span></text:p>
      <text:p text:style-name="P28"><text:span text:style-name="T21">(if: </text:span><text:span text:style-name="T20">$lokal is "</text:span><text:span text:style-name="T21">gegen</text:span><text:span text:style-name="T20">")</text:span><text:span text:style-name="T24">[ </text:span><text:span text:style-name="T26">und </text:span><text:span text:style-name="T27">weiterhin importierte Produkte verwendet</text:span><text:span text:style-name="T24">]</text:span></text:p>
      <text:p text:style-name="P29">und so Einfluss auf den CO2-Ausstoß <text:span text:style-name="T31">vieler Menschen </text:span>und damit <text:span text:style-name="T31">dem</text:span> globale<text:span text:style-name="T31">n</text:span> Klimawandel und Ozeanansauerung genommen.</text:p>
      <text:p text:style-name="P33">(<text:span text:style-name="T21">if: </text:span>$sun <text:span text:style-name="T22">is</text:span> "<text:span text:style-name="T30">nope</text:span>")<text:span text:style-name="T24">[ </text:span><text:span text:style-name="T28">D</text:span><text:span text:style-name="T27">u hast </text:span><text:span text:style-name="T29">oxybenzonhaltige Sonnencreme im Resort verboten und so das Riff lokal </text:span><text:span text:style-name="T30">entlastet.</text:span><text:span text:style-name="T24">]</text:span></text:p>
      <text:p text:style-name="P33">(<text:span text:style-name="T21">if: </text:span>$sun <text:span text:style-name="T22">is</text:span> "info")<text:span text:style-name="T24">[ ]</text:span></text:p>
      <text:p text:style-name="P30">(<text:span text:style-name="T22">if</text:span>: $klo <text:span text:style-name="T22">is</text:span> "klär")<text:span text:style-name="T24">[ ]</text:span></text:p>
      <text:p text:style-name="P25">(<text:span text:style-name="T22">if</text:span>: $klo <text:span text:style-name="T22">is</text:span> "<text:span text:style-name="T22">komp</text:span>")<text:span text:style-name="T24">[]</text:span></text:p>
      <text:p text:style-name="P25">(<text:span text:style-name="T22">if</text:span>: $klo <text:span text:style-name="T22">is</text:span> "<text:span text:style-name="T22">plums</text:span>")<text:span text:style-name="T24">[]</text:span></text:p>
      <text:p text:style-name="P25">(<text:span text:style-name="T23">if</text:span>: $fish <text:span text:style-name="T23">is</text:span> "eat")<text:span text:style-name="T24">[]</text:span></text:p>
      <text:p text:style-name="P25">(<text:span text:style-name="T23">if</text:span>: $fish <text:span text:style-name="T23">is</text:span> "<text:span text:style-name="T23">hunt</text:span>")<text:span text:style-name="T24">[]</text:span></text:p>
      <text:p text:style-name="P25">(<text:span text:style-name="T23">if</text:span>: $fish <text:span text:style-name="T23">is</text:span> "<text:span text:style-name="T23">keep</text:span>")<text:span text:style-name="T24">[]</text:span></text:p>
      <text:p text:style-name="P25"/>
      <text:p text:style-name="P32"><text:span text:style-name="T31">Du hast durch deine Aktionen </text:span>dem Riff <text:span text:style-name="T31">wertvolle </text:span>Zeit erkauft</text:p>
      <text:p text:style-name="P24">(if: $cook is “gone”)<text:span text:style-name="T24">[]</text:span></text:p>
      <text:p text:style-name="P25"><text:span text:style-name="T23">(if: $cook is “0”)</text:span><text:span text:style-name="T2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3-01-16T10:03:50.429000000</dc:date>
    <meta:editing-duration>PT20H2M41S</meta:editing-duration>
    <meta:editing-cycles>12</meta:editing-cycles>
    <meta:document-statistic meta:table-count="0" meta:image-count="0" meta:object-count="0" meta:page-count="8" meta:paragraph-count="144" meta:word-count="1514" meta:character-count="9886" meta:non-whitespace-character-count="8509"/>
  </office:meta>
</office:document-meta>
</file>